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.4736in" fo:margin-right="0in" fo:text-indent="0in" style:auto-text-indent="false"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NIVEL: 2 MUNDO DE LOS ANIMALES</text:p>
      <text:p text:style-name="Standard"/>
      <text:p text:style-name="Standard"/>
      <text:p text:style-name="Standard">ESTADO: INICIAL (piso 0, 1ª vez)</text:p>
      <text:p text:style-name="Standard"/>
      <text:p text:style-name="Standard"/>
      <text:p text:style-name="Standard"><text:tab/>sNPCAnimalsRespuesta*Enabled &lt;- false</text:p>
      <text:p text:style-name="Standard"/>
      <text:p text:style-name="Standard"><text:tab/>NPCSabioNiebla*Enabled &lt;- false</text:p>
      <text:p text:style-name="Standard"/>
      <text:p text:style-name="Standard"><text:tab/>ChamanaDoorIsUnlocked &lt;- false</text:p>
      <text:p text:style-name="Standard"><text:tab/></text:p>
      <text:p text:style-name="Standard"/>
      <text:p text:style-name="Standard"><text:tab/>COMENTARIO:</text:p>
      <text:p text:style-name="Standard"/>
      <text:p text:style-name="Standard"><text:tab/><text:tab/>Todas las regiones de niebla ocultas. Casa de la chamana cerrada.<text:tab/></text:p>
      <text:p text:style-name="Standard"><text:tab/><text:tab/></text:p>
      <text:p text:style-name="Standard"/>
      <text:p text:style-name="Standard"><text:tab/>MAPA:</text:p>
      <text:p text:style-name="Standard"/>
      <text:p text:style-name="Standard"><text:tab/>PERSONAJES:</text:p>
      <text:p text:style-name="Standard"/>
      <text:p text:style-name="Standard"><text:tab/><text:tab/>NPCAnimalsSabio</text:p>
      <text:p text:style-name="Standard"><text:tab/><text:tab/>NPCAnimalsIgnorante</text:p>
      <text:p text:style-name="Standard"><text:tab/><text:tab/>NPCAnimalsChaman</text:p>
      <text:p text:style-name="Standard"><text:tab/><text:tab/>NPCAnimalsRespuesta&lt;n&gt; con n 1..12</text:p>
      <text:p text:style-name="Standard"><text:tab/><text:tab/>NPCSabioNiebla&lt;n&gt; con n 1 .. 7</text:p>
      <text:p text:style-name="Standard"/>
      <text:p text:style-name="Standard"><text:tab/>OBJETOS:</text:p>
      <text:p text:style-name="Standard"/>
      <text:p text:style-name="Standard"><text:tab/><text:tab/>Llamas x 5</text:p>
      <text:p text:style-name="Standard"/>
      <text:p text:style-name="Standard"><text:tab/><text:tab/>Energías x 5 : </text:p>
      <text:p text:style-name="Standard"/>
      <text:p text:style-name="Standard"><text:tab/><text:tab/><text:tab/><text:tab/>OnPickup</text:p>
      <text:p text:style-name="Standard"><text:tab/><text:tab/><text:tab/><text:tab/><text:tab/>string:ShadowClass &lt;- “Warrior”</text:p>
      <text:p text:style-name="Standard"><text:tab/><text:tab/><text:tab/><text:tab/><text:tab/>int:ShadowIndividual &lt;- 2</text:p>
      <text:p text:style-name="Standard"/>
      <text:p text:style-name="Standard"><text:tab/><text:tab/><text:tab/><text:tab/>OnPickup</text:p>
      <text:p text:style-name="Standard"><text:tab/><text:tab/><text:tab/><text:tab/><text:tab/>string:ShadowClass &lt;- “Wizard”</text:p>
      <text:p text:style-name="Standard"><text:tab/><text:tab/><text:tab/><text:tab/><text:tab/>int:ShadowIndividual &lt;- 7</text:p>
      <text:p text:style-name="Standard"/>
      <text:p text:style-name="Standard"><text:tab/><text:tab/><text:tab/><text:tab/>etc...</text:p>
      <text:p text:style-name="Standard"/>
      <text:p text:style-name="Standard"><text:tab/><text:tab/><text:tab/>COMENTARIO:</text:p>
      <text:p text:style-name="Standard"><text:tab/><text:tab/><text:tab/><text:tab/>Guerrero del silencio o de la palabra justa (2)</text:p>
      <text:p text:style-name="Standard"><text:tab/><text:tab/><text:tab/><text:tab/>Mago humilde (7)</text:p>
      <text:p text:style-name="Standard"><text:tab/><text:tab/><text:tab/><text:tab/>Filósofo que ve lo positivo de su vida (2)</text:p>
      <text:p text:style-name="Standard"><text:tab/><text:tab/><text:tab/><text:tab/>Sabio que ve al otro como un espejo (4)</text:p>
      <text:p text:style-name="Standard"><text:tab/><text:tab/><text:tab/><text:tab/>Yogui que comprende la Naturaleza (5)</text:p>
      <text:p text:style-name="Standard"><text:soft-page-break/></text:p>
      <text:p text:style-name="Standard"><text:tab/>PUERTAS:</text:p>
      <text:p text:style-name="Standard"/>
      <text:p text:style-name="Standard"><text:tab/><text:tab/>Puerta de la casa de la chamana</text:p>
      <text:p text:style-name="Standard"/>
      <text:p text:style-name="Standard"/>
      <text:p text:style-name="Standard"><text:tab/>EVENTO:</text:p>
      <text:p text:style-name="Standard"/>
      <text:p text:style-name="Standard"><text:tab/><text:tab/>OnSpeak con Sabio:</text:p>
      <text:p text:style-name="Standard"><text:tab/><text:tab/><text:tab/>&lt;nivel2/dialogos/sabioAnimals&gt;<text:tab/><text:tab/></text:p>
      <text:p text:style-name="Standard"><text:tab/><text:tab/><text:tab/>ChamanaDoorIsUnlocked &lt;- true</text:p>
      <text:p text:style-name="Standard"/>
      <text:p text:style-name="Standard"><text:tab/>EVENTO:</text:p>
      <text:p text:style-name="Standard"/>
      <text:p text:style-name="Standard"><text:tab/><text:tab/>OnSpeak con Ignorante:</text:p>
      <text:p text:style-name="Standard"><text:tab/><text:tab/><text:tab/>&lt;nivel2/dialogos/ignoranteAnimales&gt;</text:p>
      <text:p text:style-name="Standard"/>
      <text:p text:style-name="Standard"><text:tab/>EVENT:</text:p>
      <text:p text:style-name="Standard"/>
      <text:p text:style-name="Standard"><text:tab/><text:tab/>OnSpeak con AnimalsChaman:</text:p>
      <text:p text:style-name="Standard"><text:tab/><text:tab/><text:tab/>&lt;nivel2/dialogos/chamanAnimals&gt;</text:p>
      <text:p text:style-name="Standard"/>
      <text:p text:style-name="Standard"><text:tab/>SALIDAS:</text:p>
      <text:p text:style-name="Standard"/>
      <text:p text:style-name="Standard"><text:tab/><text:tab/>Árbol de meditación a piso +1</text:p>
      <text:p text:style-name="Standard"><text:tab/><text:tab/>Remolino a piso -1</text:p>
      <text:p text:style-name="Standard"><text:tab/><text:tab/>Casa de la chaman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STADO: CASA DE LA CHAMANA</text:p>
      <text:p text:style-name="Standard"/>
      <text:p text:style-name="Standard"><text:tab/>NofVisitToChamana &lt;- NofVisitToChamana + 1</text:p>
      <text:p text:style-name="Standard"/>
      <text:p text:style-name="Standard"><text:tab/>if(NOfVisitsToChamana == 5) { disable Chamana</text:p>
      <text:p text:style-name="Standard"><text:tab/><text:tab/><text:tab/><text:tab/><text:tab/> <text:s text:c="6"/>ChamanaDoorOpen &lt;- true }</text:p>
      <text:p text:style-name="Standard"/>
      <text:p text:style-name="Standard"><text:tab/>PERSONAJES:</text:p>
      <text:p text:style-name="Standard"/>
      <text:p text:style-name="Standard"><text:tab/><text:tab/>CHAMANA:</text:p>
      <text:p text:style-name="Standard"><text:tab/><text:tab/><text:tab/>OnSpeak: &lt;nivel2/dialogos/chamana&gt;</text:p>
      <text:p text:style-name="Standard"><text:tab/><text:tab/><text:tab/>si (NofVisitsToChamana == 1) {</text:p>
      <text:p text:style-name="Standard"><text:tab/><text:tab/><text:tab/><text:tab/>IsNPCAnimalsRespuesta&lt;n&gt;Enabled &lt;- true con n 1..4</text:p>
      <text:p text:style-name="Standard"><text:tab/><text:tab/><text:tab/>}</text:p>
      <text:p text:style-name="Standard"><text:tab/><text:tab/><text:tab/>si (NofVisitsToChamana == 2) {</text:p>
      <text:p text:style-name="Standard"><text:tab/><text:tab/><text:tab/><text:tab/>IsNPCAnimalsRespuesta&lt;n&gt;Enabled &lt;- false con n 1..4</text:p>
      <text:p text:style-name="Standard"><text:tab/><text:tab/><text:tab/><text:tab/>IsNPCAnimalsRespuesta&lt;n&gt;Enabled &lt;- true con n 5..8</text:p>
      <text:p text:style-name="Standard"><text:tab/><text:tab/><text:tab/>}</text:p>
      <text:p text:style-name="Standard"><text:soft-page-break/><text:tab/><text:tab/><text:tab/>si (NofVisitsToChamana == 3) {</text:p>
      <text:p text:style-name="Standard"><text:tab/><text:tab/><text:tab/><text:tab/>IsNPCAnimalsRespuesta&lt;n&gt;Enabled &lt;- false con n 5..8</text:p>
      <text:p text:style-name="Standard"><text:tab/><text:tab/><text:tab/><text:tab/>IsNPCAnimalsRespuesta&lt;n&gt;Enabled &lt;- true con n 9..12</text:p>
      <text:p text:style-name="Standard"><text:tab/><text:tab/><text:tab/>}</text:p>
      <text:p text:style-name="Standard"><text:tab/><text:tab/><text:tab/>si (NofVisitsToChamana == 4) {</text:p>
      <text:p text:style-name="Standard"><text:tab/><text:tab/><text:tab/><text:tab/>ChamanaDropletsActive &lt;- true</text:p>
      <text:p text:style-name="Standard"><text:tab/><text:tab/><text:tab/><text:tab/>IsNPCAnimalsRespuesta&lt;n&gt;Enabled &lt;- false con n 9..12</text:p>
      <text:p text:style-name="Standard"><text:tab/><text:tab/><text:tab/>}</text:p>
      <text:p text:style-name="Standard"><text:tab/><text:tab/><text:tab/></text:p>
      <text:p text:style-name="Standard"/>
      <text:p text:style-name="Standard"><text:tab/>SALIDAS:</text:p>
      <text:p text:style-name="Standard"/>
      <text:p text:style-name="Standard"><text:tab/><text:tab/>exterior</text:p>
      <text:p text:style-name="Standard"/>
      <text:p text:style-name="Standard"><text:tab/><text:tab/>GARDEN</text:p>
      <text:p text:style-name="Standard"/>
      <text:p text:style-name="P1">COMENTARIO: sólo se puede salir al jardín después de la 5ª visita, cuando la Chamana ya no está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STADO: <text:s/>GARDEN</text:p>
      <text:p text:style-name="Standard"/>
      <text:p text:style-name="Standard"><text:tab/>COMENTARIO:</text:p>
      <text:p text:style-name="Standard"/>
      <text:p text:style-name="Standard"><text:tab/><text:tab/>En el jardín sólo están las puertas dimensionales</text:p>
      <text:p text:style-name="Standard"/>
      <text:p text:style-name="Standard"><text:tab/>SALIDAS:</text:p>
      <text:p text:style-name="Standard"/>
      <text:p text:style-name="Standard"><text:tab/><text:tab/>Si (PathToAnimales == 1) {</text:p>
      <text:p text:style-name="Standard"/>
      <text:p text:style-name="Standard"><text:tab/><text:tab/><text:tab/>PathToFerfuflos &lt;- 1</text:p>
      <text:p text:style-name="Standard"><text:tab/><text:tab/><text:tab/>PathToVoid &lt;- 3</text:p>
      <text:p text:style-name="Standard"/>
      <text:p text:style-name="Standard"><text:tab/><text:tab/><text:tab/>Puerta dimensional que lleva a:</text:p>
      <text:p text:style-name="Standard"/>
      <text:p text:style-name="Standard"><text:tab/><text:tab/><text:tab/><text:tab/>Nivel3:Ferfuflos</text:p>
      <text:p text:style-name="Standard"/>
      <text:p text:style-name="Standard"/>
      <text:p text:style-name="Standard"><text:tab/><text:tab/><text:tab/>Puerta dimensional que lleva a:</text:p>
      <text:p text:style-name="Standard"/>
      <text:p text:style-name="Standard"><text:tab/><text:tab/><text:tab/><text:tab/>Nivel6:Vacio</text:p>
      <text:p text:style-name="Standard"/>
      <text:p text:style-name="Standard"><text:tab/><text:tab/>}</text:p>
      <text:p text:style-name="Standard"/>
      <text:p text:style-name="Standard"><text:tab/><text:tab/>Si (PathToAnimales == 2) {</text:p>
      <text:p text:style-name="Standard"/>
      <text:p text:style-name="Standard"><text:soft-page-break/><text:tab/><text:tab/><text:tab/>PathToFerfuflos &lt;- 3</text:p>
      <text:p text:style-name="Standard"><text:tab/><text:tab/><text:tab/>PathToVolcan &lt;- 3</text:p>
      <text:p text:style-name="Standard"/>
      <text:p text:style-name="Standard"><text:tab/><text:tab/><text:tab/>Puerta dimensional que lleva a:</text:p>
      <text:p text:style-name="Standard"/>
      <text:p text:style-name="Standard"><text:tab/><text:tab/><text:tab/><text:tab/>Nivel7:Volcán</text:p>
      <text:p text:style-name="Standard"/>
      <text:p text:style-name="Standard"><text:tab/><text:tab/><text:tab/>Puerta dimensional que lleva a:</text:p>
      <text:p text:style-name="Standard"/>
      <text:p text:style-name="Standard"><text:tab/><text:tab/><text:tab/><text:tab/>Nivel3:Ferfuflos</text:p>
      <text:p text:style-name="Standard"/>
      <text:p text:style-name="Standard"><text:tab/><text:tab/>}</text:p>
      <text:p text:style-name="Standard"/>
      <text:p text:style-name="Standard"><text:tab/><text:tab/>Si (PathToAnimales == 3) {</text:p>
      <text:p text:style-name="Standard"/>
      <text:p text:style-name="Standard"><text:tab/><text:tab/><text:tab/>PathToVolcan &lt;- 5</text:p>
      <text:p text:style-name="Standard"/>
      <text:p text:style-name="Standard"><text:tab/><text:tab/><text:tab/>Puerta dimensional que lleva a:</text:p>
      <text:p text:style-name="Standard"/>
      <text:p text:style-name="Standard"><text:tab/><text:tab/><text:tab/><text:tab/>Nivel7:Volcan</text:p>
      <text:p text:style-name="Standard"/>
      <text:p text:style-name="Standard"><text:tab/><text:tab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STADO: Plano -1 (# Plano -1 de Nivel1)</text:p>
      <text:p text:style-name="Standard"/>
      <text:p text:style-name="Standard"><text:tab/>COMENTARIO:</text:p>
      <text:p text:style-name="Standard"/>
      <text:p text:style-name="Standard"><text:tab/><text:tab/>Hay 3 NPC's dentro de sus respectivas casas. A parte de eso, </text:p>
      <text:p text:style-name="Standard"><text:tab/><text:tab/><text:tab/>mecánica estánd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STADO: Plano -1 CASA OINK</text:p>
      <text:p text:style-name="Standard"/>
      <text:p text:style-name="Standard"><text:tab/>PERSONAJES:</text:p>
      <text:p text:style-name="Standard"/>
      <text:p text:style-name="Standard"><text:tab/><text:tab/>NPCOink </text:p>
      <text:p text:style-name="Standard"><text:tab/><text:tab/><text:tab/>OnSpeak &lt;nivel2/dialogos/NPCOink&gt;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ESTADO: Plano -1 CASA Animals1</text:p>
      <text:p text:style-name="Standard"/>
      <text:p text:style-name="Standard"><text:tab/>PERSONAJES:</text:p>
      <text:p text:style-name="Standard"/>
      <text:p text:style-name="Standard"><text:tab/><text:tab/>NPCAnimals1</text:p>
      <text:p text:style-name="Standard"><text:tab/><text:tab/><text:tab/>OnSpeak &lt;nivel2/dialogos/NPCOink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STADO: Plano -1 CASA Animals2</text:p>
      <text:p text:style-name="Standard"/>
      <text:p text:style-name="Standard"><text:tab/>PERSONAJES:</text:p>
      <text:p text:style-name="Standard"><text:tab/></text:p>
      <text:p text:style-name="Standard"><text:tab/><text:tab/>NPCAnimals2</text:p>
      <text:p text:style-name="Standard"><text:tab/><text:tab/><text:tab/>OnSpeak &lt;nivel2/dialogos/NPCOink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STADO: Plano +1 (# Plano+1 de Nivel1)</text:p>
      <text:p text:style-name="Standard"/>
      <text:p text:style-name="Standard"><text:tab/>NofVisitsToLevel2UpperPlane &lt;- NofVisitsToLevel2UpperPlane + 1</text:p>
      <text:p text:style-name="Standard"><text:tab/>PlaySound(“AscensoPiso+1/2”)</text:p>
      <text:p text:style-name="Standard"><text:tab/>PickedDroplets &lt;- 0</text:p>
      <text:p text:style-name="Standard"/>
      <text:p text:style-name="Standard"><text:tab/>COMENTARIO:</text:p>
      <text:p text:style-name="Standard"><text:tab/><text:tab/>Mecánica Estándar</text:p>
      <text:p text:style-name="Standard"/>
      <text:p text:style-name="Standard"><text:tab/>si (ChamanaDropletsActive == true) {</text:p>
      <text:p text:style-name="Standard"/>
      <text:p text:style-name="Standard"><text:tab/><text:tab/>Usar banco de preguntas específico de la chamana</text:p>
      <text:p text:style-name="Standard"/>
      <text:p text:style-name="Standard"><text:tab/>}</text:p>
      <text:p text:style-name="Standard"><text:tab/>else {</text:p>
      <text:p text:style-name="Standard"><text:tab/><text:tab/>el que toque en función de <text:s/>NofVisitsToLevel2UpperPlane</text:p>
      <text:p text:style-name="Standard"><text:tab/>}</text:p>
      <text:p text:style-name="Standard"/>
      <text:p text:style-name="Standard"><text:tab/>PERSONAJES:</text:p>
      <text:p text:style-name="Standard"/>
      <text:p text:style-name="Standard"><text:tab/><text:tab/><text:tab/>SIAOMI - <text:s/>// Nota: Cambiar el disable character a OnAwake...</text:p>
      <text:p text:style-name="Standard"><text:tab/><text:tab/><text:tab/><text:tab/>OnAwake {</text:p>
      <text:p text:style-name="Standard"><text:tab/><text:tab/><text:tab/><text:tab/>Si (NoOfVisitsToLevel2UpperPlane/2)%2 == 1</text:p>
      <text:p text:style-name="Standard"><text:tab/><text:tab/><text:tab/><text:tab/><text:tab/>&amp;&amp; NoOfVisitaToLevel2UpperPlane%2 == 0) {</text:p>
      <text:p text:style-name="Standard"><text:tab/><text:tab/><text:tab/><text:tab/><text:tab/>disable()</text:p>
      <text:p text:style-name="Standard"><text:tab/><text:tab/><text:tab/><text:tab/>}</text:p>
      <text:p text:style-name="Standard"><text:soft-page-break/><text:tab/><text:tab/><text:tab/><text:tab/>OnSpeak: &lt;DialogosSiaomi:superdialogo&gt;</text:p>
      <text:p text:style-name="Standard"/>
      <text:p text:style-name="Standard"/>
      <text:p text:style-name="Standard"><text:tab/><text:tab/><text:tab/>GURÚ – OnAwake {</text:p>
      <text:p text:style-name="Standard"><text:tab/><text:tab/><text:tab/><text:tab/>Si (NoOfVisitsToLevel2UpperPlane/2)%2 == 0</text:p>
      <text:p text:style-name="Standard"><text:tab/><text:tab/><text:tab/><text:tab/><text:tab/>&amp;&amp; NoOfVisitaToLevel2UpperPlane%2 == 0) {</text:p>
      <text:p text:style-name="Standard"><text:tab/><text:tab/><text:tab/><text:tab/><text:tab/>disable()</text:p>
      <text:p text:style-name="Standard"><text:tab/><text:tab/><text:tab/><text:tab/>}</text:p>
      <text:p text:style-name="Standard"><text:tab/><text:tab/><text:tab/><text:tab/>OnSpeak: &lt;DialogosGuru:superdialogo&gt;</text:p>
      <text:p text:style-name="Standard"><text:tab/><text:tab/><text:tab/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io Pomares Porras</meta:initial-creator>
    <meta:creation-date>2016-06-20T11:36:25</meta:creation-date>
    <dc:date>2016-08-12T11:57:21.258290000</dc:date>
    <meta:editing-duration>PT8H53M29S</meta:editing-duration>
    <meta:editing-cycles>144</meta:editing-cycles>
    <meta:generator>LibreOffice/5.1.2.2$MacOSX_X86_64 LibreOffice_project/d3bf12ecb743fc0d20e0be0c58ca359301eb705f</meta:generator>
    <meta:document-statistic meta:table-count="0" meta:image-count="0" meta:object-count="0" meta:page-count="6" meta:paragraph-count="144" meta:word-count="468" meta:character-count="3704" meta:non-whitespace-character-count="3011"/>
  </office:meta>
</office:document-meta>
</file>